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2.6055in"/>
    </style:style>
    <style:style style:name="co3" style:family="table-column">
      <style:table-column-properties fo:break-before="auto" style:column-width="2.5307in"/>
    </style:style>
    <style:style style:name="co4" style:family="table-column">
      <style:table-column-properties fo:break-before="auto" style:column-width="2.230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4"/>
    <style:style style:name="ce2" style:family="table-cell" style:parent-style-name="Default" style:data-style-name="N136"/>
    <style:style style:name="ce3" style:family="table-cell" style:parent-style-name="Default" style:data-style-name="N135"/>
    <style:style style:name="ce4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_Bob (A)</text:p>
          </table:table-cell>
          <table:table-cell office:value-type="string" calcext:value-type="string">
            <text:p>Erro I_Bob (A)</text:p>
          </table:table-cell>
          <table:table-cell table:style-name="ce2" office:value-type="string" calcext:value-type="string">
            <text:p>I_Eq (A)</text:p>
          </table:table-cell>
          <table:table-cell office:value-type="string" calcext:value-type="string">
            <text:p>Erro I_Eq (A)</text:p>
          </table:table-cell>
          <table:table-cell office:value-type="string" calcext:value-type="string">
            <text:p>V (Volts)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302" calcext:value-type="float">
            <text:p>0.00003020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312" calcext:value-type="float">
            <text:p>0.00003120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307" calcext:value-type="float">
            <text:p>0.00003070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295" calcext:value-type="float">
            <text:p>0.00002950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2742" calcext:value-type="float">
            <text:p>0.00002742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245" calcext:value-type="float">
            <text:p>0.00002450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207" calcext:value-type="float">
            <text:p>0.00002070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.4" calcext:value-type="float">
            <text:p>1.4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711" calcext:value-type="float">
            <text:p>0.00001711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.6" calcext:value-type="float">
            <text:p>1.6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45" calcext:value-type="float">
            <text:p>0.00001450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.8" calcext:value-type="float">
            <text:p>1.8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291" calcext:value-type="float">
            <text:p>0.00001291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15" calcext:value-type="float">
            <text:p>0.00001150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2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09:30:47.543713793</meta:creation-date>
    <dc:date>2025-11-27T11:00:05.074220469</dc:date>
    <meta:editing-duration>PT1H18M32S</meta:editing-duration>
    <meta:editing-cycles>6</meta:editing-cycles>
    <meta:generator>LibreOffice/25.8.3.2$Linux_X86_64 LibreOffice_project/580$Build-2</meta:generator>
    <meta:document-statistic meta:table-count="1" meta:cell-count="60" meta:object-count="0"/>
  </office:meta>
</office:document-meta>
</file>